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justify" style:justify-single-word="false"/>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ffff00">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1" style:family="paragraph" style:parent-style-name="Text_20_body" style:list-style-name="List_20_1"/>
    <style:style style:name="P12" style:family="paragraph" style:parent-style-name="Text_20_body">
      <style:text-properties fo:font-style="normal" style:font-style-asian="normal" style:font-style-complex="normal"/>
    </style:style>
    <style:style style:name="P13" style:family="paragraph" style:parent-style-name="Text_20_body" style:list-style-name="List_20_1">
      <style:text-properties fo:font-style="normal" style:font-style-asian="normal" style:font-style-complex="normal"/>
    </style:style>
    <style:style style:name="P14" style:family="paragraph" style:parent-style-name="Text_20_body" style:list-style-name="List_20_1">
      <style:text-properties style:font-name="Palatino" fo:font-size="10pt" fo:font-style="normal" style:font-style-asian="normal" style:font-style-complex="normal"/>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TODO" style:list-style-name="List_20_1"/>
    <style:style style:name="P20" style:family="paragraph" style:parent-style-name="TODO">
      <style:paragraph-properties fo:background-color="transparent">
        <style:background-image/>
      </style:paragraph-properties>
    </style:style>
    <style:style style:name="P21"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style:text-position="super 58%"/>
    </style:style>
    <style:style style:name="T6" style:family="text">
      <style:text-properties style:font-name="DejaVu Sans" style:font-name-asian="DejaVu Sans" style:font-name-complex="DejaVu Sans"/>
    </style:style>
    <style:style style:name="T7" style:family="text">
      <style:text-properties style:font-name="DejaVu Sans" fo:font-style="italic" style:font-name-asian="DejaVu Sans" style:font-style-asian="italic" style:font-name-complex="DejaVu Sans" style:font-style-complex="italic"/>
    </style:style>
    <style:style style:name="T8" style:family="text">
      <style:text-properties style:font-name="DejaVu Sans" fo:font-style="normal" style:font-name-asian="DejaVu Sans" style:font-style-asian="normal" style:font-name-complex="DejaVu Sans" style:font-style-complex="normal"/>
    </style:style>
    <style:style style:name="T9" style:family="text">
      <style:text-properties style:text-underline-style="none"/>
    </style:style>
    <style:style style:name="T10" style:family="text">
      <style:text-properties fo:background-color="#ffff00"/>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Cochin1" fo:font-style="normal" style:font-name-asian="DejaVu Sans" style:font-style-asian="normal" style:font-name-complex="DejaVu Sans" style:font-style-complex="normal"/>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style style:name="T2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text:p>
        <text:p text:style-name="Text_20_body">Besides this nature inherent to their Exaltation, each also belongs to a Parametadivision, which apes and has an Affinity with one of the other Exalted types, or some other group of powerful beings. <text:s/>This alignment <text:span text:style-name="TODO_20__28_character_29_">provides additional anima powers</text:span> and has an associated Erisian Element and, in most cases, a magical material. <text:s/>Some Parametadivisions may provide other specific additions or changes to traits and powers. <text:s/>Under certain circumstances, a character’s Parametadivision can change.</text:p>
        <text:p text:style-name="TODO">Each Division has a number of favored Abilities, which provide Excellencies and reduced Experience costs, plus a Divisional Virtue.</text:p>
        <text:h text:style-name="Heading_20_3" text:outline-level="3">Anima Effects</text:h>
        <text:p text:style-name="Text_20_body">As re-weavers of reality and natural trouble­makers (as well as, perhaps, being the Chosen of one of the Maidens), Discordians are close in some ways to Sidereal Exalted. <text:s/>Their anima will show in the same unshaped way, at the same levels of Essence expenditure (see p. 118 of the Sidereals book), though <text:span text:style-name="TODO_20__28_character_29_">all Divisions have the same orange glow</text:span>.</text:p>
        <text:p text:style-name="Text_20_body">When it is visible, Discordians can, at no extra cost, make their anima appear to belong to the Exalted type with which their Parametadivision has an Affinity, although this does not actually grant them the corresponding anima effects. <text:s/>By spending 3 motes, they can change this appearance to any other Exalted type for one scene.</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have the difficulty increased by the character’s Essence. <text:s/>This alteration is a Shaping effect rather than an Illusion. <text:s/>Effects which prevent Shaping will nonetheless not prevent this alteration or suppression of apparent anima, unless they are specifically crafted to that end.</text:span></text:p>
        <text:p text:style-name="P2">Those Erisians bearing an apparent Essence signature befitting a Creature of Darkness are treated as such, for the purposes of Charms and other <text:soft-page-break/>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ion called the The Division by Zero will give a fairly convincing impression of walking corpses, whereas <text:span text:style-name="TODO_20__28_character_29_">those in the 2nd Division might have animal tells, and those in the 3rd Division show some of the elemental coloring of the Dragon-Blooded, if their Essence is high enough</text:span>.</text:p>
        <text:h text:style-name="P17" text:outline-level="3">1<text:span text:style-name="T5">st</text:span> Division – Anchor</text:h>
        <text:p text:style-name="TODO">TODO: Fix mention in Charms of Sobriquets which now belong to Parametadivisions.</text:p>
        <text:p text:style-name="P15">Those in the Anchor Division find inspiration in being connected to instincts and desires. <text:s/>They are half-emergent from the mud, grounded and fluid. <text:s/>They can be undefeatable, not because they can withstand all comers but because they do not observe the division between self and opponent. <text:s text:c="3"/>Exalted of this <text:span text:style-name="T14">Division count as priests, though that does not automatically make them Holy.</text:span></text:p>
        <text:p text:style-name="P15">Common choices of Parametadivision would be <text:span text:style-name="TODO_20__28_character_29_">[Solars], [Lunars]</text:span>, the Sub-Division or even the Indivisibles. <text:s/>Like Solars they are full of belief in their own power and righteousness, perhaps more because they ignore others, than because they set themselves above <text:s/>everyone else. <text:s/>Like Lunars they are creatures of sometimes animal instinct. <text:s/>And like the Yozi and their Chosen, they can tend to see the world through a focus of their own beliefs, failing to understand others. <text:s/>In some cases they may even have some connection with low-Grace raksha or those in bedlam.</text:p>
        <text:p text:style-name="Text_20_body"><text:span text:style-name="Inline_20_Heading">Anima effects:</text:span> 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Id, Pre-conscious desire; Narcis­sus, Being-One; Focus; Thoughtless Selfishness</text:p>
        <text:p text:style-name="Text_20_body"><text:span text:style-name="Inline_20_Heading">Sobriquets:</text:span> The Most Beautiful; Anchorites; The Voices Whistling in the Dark; The Ignorant Children; The Traveling Sailsmen</text:p>
        <text:p text:style-name="TODO"><text:span text:style-name="Inline_20_Heading">Concepts:</text:span> monk, hermit, sailor, gamekeeper, explorer</text:p>
        <text:p text:style-name="Text_20_body"><text:span text:style-name="Inline_20_Heading">Abilities:</text:span> Martial Arts, Survival, Athletics, Sail, Awareness</text:p>
        <text:p text:style-name="Text_20_body"><text:span text:style-name="Inline_20_Heading">Quote:</text:span> <text:span text:style-name="TODO_20__28_character_29_"><text:span text:style-name="T9">TODO</text:span></text:span></text:p>
        <text:h text:style-name="P17" text:outline-level="3">2<text:span text:style-name="T5">nd</text:span> Division – Arrow</text:h>
        <text:p text:style-name="Text_20_body">The Arrows of Eris bridge the inner and outer worlds, understanding that to achieve one’s own goals, one must gain the help of others, and work round or co-opt their own desires. <text:s/>They can be beguiling and friendly but are ready to bring their manipulations to a sharper focus if necessary to get to the heart of the matter.</text:p>
        <text:p text:style-name="Text_20_body">Popular Parametadivisions for these characters are the <text:span text:style-name="TODO_20__28_character_29_">[Lunars], [Sidereals]</text:span> and the Indivisibles: Lunars, Sidereals and (high-Grace) raksha are often consummate manipulators, each in their own way.</text:p>
        <text:p text:style-name="Text_20_body"><text:span text:style-name="Inline_20_Heading">Anima effects:</text:span> <text:span text:style-name="T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text:span text:style-name="T3">This effect applies automatically once her anima banner reaches the 4-7 mote level.</text:span></text:p>
        <text:p text:style-name="TODO"><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ODO">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Ego, negotiation and persuasion; Conscious and compromising Desire; Lovers, Becoming-One; Curiosity; Loneliness</text:p>
        <text:p text:style-name="Text_20_body"><text:span text:style-name="Inline_20_Heading">Sobriquets:</text:span> Matchmakers; The Moonlight Lyres; The Soft and Steady Hand; Invaders of the Faith</text:p>
        <text:p text:style-name="Text_20_body"><text:span text:style-name="Inline_20_Heading">Concepts:</text:span> adventurer, bard, inquisitor, hedge-wizard, evangelist or missionary, clown, <text:span text:style-name="T1">agent provocateur</text:span></text:p>
        <text:p text:style-name="Text_20_body"><text:span text:style-name="Inline_20_Heading">Abilities:</text:span> Archery, Medicine, Performance, Investigation, Ride</text:p>
        <text:p text:style-name="TODO"><text:span text:style-name="Inline_20_Heading">Quote:</text:span> TODO</text:p>
        <text:h text:style-name="P17" text:outline-level="3">3<text:span text:style-name="T5">rd</text:span> Division – Apple</text:h>
        <text:p text:style-name="Text_20_body">The Apples of Eris’ eye are made to be seen and tasted, looked up to and desired. <text:s/>They throw themselves into situations and are at home in conflict, whether or not is is of their own making. <text:s/>The leaders, fighters and executive action brigade of the Discordians, this Division makes things happen by organizing, persuading and, if necessary, hitting people until they act together. <text:s/>To this end they will apply or disregard rules and restrictions as suits them.</text:p>
        <text:p text:style-name="Text_20_body">These Chosen may find themselves drawn to the <text:span text:style-name="TODO_20__28_character_29_">[Solar], [Dragon-Blooded] or [Alchemical]</text:span> Parametadivisions slightly more than others. <text:s/>Solars are the ultimate imposing Exalted and designed to be leaders. <text:s/>The Dragon-Blooded have fulfilled that role reasonably well in the Second Age, and the Realm is an impressively well-organised society, if ripe for stirring up. <text:s/>Alchemical Exalted are “born” to lead their people, too, in practical terms and as inspirations.</text:p>
        <text:p text:style-name="TODO"><text:span text:style-name="Inline_20_Heading"><office:annotation><dc:creator>Hugh Greene</dc:creator><dc:date>2010-09-05T17:17:51</dc:date><text:p><text:span text:style-name="T20">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ODO">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826207130" text:style-name="List_20_1">
          <text:list-item>
            <text:p text:style-name="P19">For Air, leaping distance is multiplied by the his Essence.</text:p>
          </text:list-item>
          <text:list-item>
            <text:p text:style-name="P19">For Earth, his Essence is added to rolls to resist grappling or knockback.</text:p>
          </text:list-item>
          <text:list-item>
            <text:p text:style-name="P19">For Fire, he can ignite flammable materials with a touch.</text:p>
          </text:list-item>
          <text:list-item>
            <text:p text:style-name="P19">For Water, he can breathe water as easily as air, and will not drown.</text:p>
          </text:list-item>
          <text:list-item>
            <text:p text:style-name="P19">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Super-ego, virtue and law; Teamwork, Community, Pride; Strife, Competition, Jealousy</text:p>
        <text:p text:style-name="Text_20_body"><text:span text:style-name="Inline_20_Heading">Sobriquets:</text:span> The Apple Corps; The Knights of The Five-Sided Temple; Tower-Builders; Taskmasters; Overseers; Offendis</text:p>
        <text:p text:style-name="Text_20_body"><text:span text:style-name="Inline_20_Heading">Concepts:</text:span> leader, warrior, negotiator, courtier, diplomat, foreman, mayor</text:p>
        <text:p text:style-name="Text_20_body"><text:span text:style-name="Inline_20_Heading">Abilities:</text:span> Melee, War, Presence, Socialize, Linguistics</text:p>
        <text:p text:style-name="TODO"><text:span text:style-name="Inline_20_Heading">Quote:</text:span> TODO</text:p>
        <text:h text:style-name="P17" text:outline-level="3">4<text:span text:style-name="T5">th</text:span> Division – Archway</text:h>
        <text:p text:style-name="Text_20_body">This Division is composed of those who <text:s/>consciously study mysteries and secrets. <text:s/>The Archway they stand in connects the mortal and magical worlds, the obvious and the obscured. <text:s/>They are often peripherally involved in sizable covert organizations or networks, to spy on, subvert or control them. <text:s/>They seek to uncover mundane and mystical secrets and understanding, sometimes to set themselves above others, sometimes to set others free.</text:p>
        <text:p text:style-name="Text_20_body">The most obvious choices of Parametadivision for these Exalts are the [Sidereal] and the Sub-Division, but [Lunar]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Anima effects:</text:span> <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ODO">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Mystery, Learning, Confusion; Flexibility; Duplicity</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Abilities:</text:span> Thrown, Dodge, Larceny, Stealth, Occult</text:p>
        <text:p text:style-name="Text_20_body"><text:span text:style-name="Inline_20_Heading">Quote:</text:span> <text:span text:style-name="T9">“We Erisians seldom pray, it is much too dangerous.”</text:span></text:p>
        <text:h text:style-name="P17" text:outline-level="3">5<text:span text:style-name="T5">th</text:span> Division – Anvil</text:h>
        <text:p text:style-name="P4">The Erisians of this Division may seem paradoxical in their love of order, hammering the world into shape on the Anvil of themselves. <text:s/>Some gleefully oppose the Chaos-bringing efforts of other Discordian Exalted. <text:s/>But 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ODO"><text:span text:style-name="Inline_20_Heading"><text:span text:style-name="T14">Anima effects:</text:span></text:span><text:span text:style-name="T14"> </text:span><text:span text:style-name="T4">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Cultural Super-Ego; Grey, Ordered, Control;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Abilities:</text:span><text:span text:style-name="Inline_20_Heading"><text:span text:style-name="T15"> </text:span></text:span>Integrity, Resistance, Craft, Lore, Bureaucracy</text:p>
        <text:p text:style-name="TODO"><text:span text:style-name="Inline_20_Heading">Quote:</text:span> “Do not bend. <text:s/>Folding, spindling or mutilating may be permitted according to local by-laws.” Or, “The part with the greatest number of degrees of freedom ultimately governs the system”.</text:p>
        <text:h text:style-name="P18"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7" text:outline-level="3">The Division of Good from Evil</text:h>
        <text:p text:style-name="TODO">Erisians of this Parametadivision are, like the Solars, full of belief in their own power and righteousness. <text:s/>This is perhaps more because they ignore others, rather than because they set themselves above <text:s/>everyone else, but they fit the role well.</text:p>
        <text:p text:style-name="Text_20_body"><text:span text:style-name="Inline_20_Heading">Symbol:</text:span> “<text:span text:style-name="T6">●</text:span>”, “<text:span text:style-name="T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583265685" text:continue-numbering="true" text:style-name="List_20_1">
          <text:list-item>
            <text:p text:style-name="P13">Cause her caste mark to glow brightly for a scene (as if the character had spend 4-7 motes of Peripheral Essence). <text:s/>The character may cause any Solar caste mark to appear.</text:p>
          </text:list-item>
          <text:list-item>
            <text:p text:style-name="P13">Cause her anima to glow brightly enough to read by for a scene (as if the character had spent 8-10 motes of Peripheral Essence).</text:p>
          </text:list-item>
          <text:list-item>
            <text:p text:style-name="P13">Know the precise time of day for the rest of the scene.</text:p>
          </text:list-item>
        </text:list>
        <text:p text:style-name="TODO">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monk, hermit, free runner, lighthouse keeper, sailor, gamekeeper, explorer</text:p>
        <text:p text:style-name="Text_20_body"><text:span text:style-name="Inline_20_Heading">Quote:</text:span> <text:span text:style-name="T9">“The Nagas of the South-East Mountain Tribes say that the sun shines by day because, being a woman, it is afraid to venture out by night.”</text:span></text:p>
        <text:h text:style-name="P17" text:outline-level="3">The Division of Night from Day</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7">ⵀ</text:span><text:span text:style-name="T1">”, “</text:span><text:span text:style-name="T8">☯</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357966434" text:continue-numbering="true" text:style-name="List_20_1">
          <text:list-item>
            <text:p text:style-name="P13">Cause her caste mark and tattoos to glow brightly for a scene (as if the character has spent four to seven motes of Peripheral Essence). <text:s/>The character may cause any Lunar caste mark to appear.</text:p>
          </text:list-item>
          <text:list-item>
            <text:p text:style-name="P13">Cause her anima to glow brightly enough to read by for a scene (as if the character has spent eight to 10 motes of Peripheral Essence).</text:p>
          </text:list-item>
          <text:list-item>
            <text:p text:style-name="P13">Cause her Tell to become unmistakable and impossible to miss for a Tell.</text:p>
          </text:list-item>
          <text:list-item>
            <text:p text:style-name="P13">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TODO">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10">This effect applies automatically once her anima banner reaches the 4-7 mote level.</text:span></text:p>
        <text:p text:style-name="Text_20_body"><text:span text:style-name="T2">By spending 10 motes, a </text:span><text:span text:style-name="TODO_20__28_character_29_"><text:span text:style-name="T2">Matchmaker</text:span></text:span><text:span text:style-name="T2">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text:span text:style-name="TODO_20__28_character_29_">Matchmaker</text:span> may alternatively spend 10 motes to permanently cure herself of one point of Wyld- or demesne-induced mutation. <text:s/>The cost of this power does not decrease as anima banner flare increases.</text:p>
        <text:p text:style-name="TODO"><text:span text:style-name="Inline_20_Heading">Associations:</text:span> Id; Desire, Lovers, Becoming-One; Curiosity; Loneliness</text:p>
        <text:p text:style-name="TODO"><text:span text:style-name="Inline_20_Heading">Sobriquets:</text:span> Storytellers; Matchmakers; The Moonlight Lyres; The Soft and Steady Hand; Invaders of the Faith</text:p>
        <text:p text:style-name="TODO"><text:span text:style-name="Inline_20_Heading">Concepts:</text:span> adventurer, bard, detective, trader, evangelist / missionary, clown, <text:span text:style-name="T1">agent provocateur</text:span></text:p>
        <text:p text:style-name="TODO"><text:span text:style-name="Inline_20_Heading">Quote:</text:span> TODO</text:p>
        <text:h text:style-name="P17" text:outline-level="3">The Division of Seed from Tree</text:h>
        <text:p text:style-name="TODO">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1">Ỏ</text:span>”, “<text:span text:style-name="T11">Φ</text:span>”, “<text:span text:style-name="T7">ⵕ</text:span>”, “<text:span text:style-name="T7">ⵚ</text:span>”, “<text:span text:style-name="T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0">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text:span text:style-name="TODO_20__28_character_29_">Apple Corps </text:span>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914608185" text:continue-numbering="true" text:style-name="List_20_1">
          <text:list-item>
            <text:p text:style-name="P13">For Air, leaping distance is multiplied by the his Essence.</text:p>
          </text:list-item>
          <text:list-item>
            <text:p text:style-name="P13">For Earth, his Essence is added to rolls to resist grappling or knockback.</text:p>
          </text:list-item>
          <text:list-item>
            <text:p text:style-name="P13">For Fire, he can ignite flammable materials with a touch.</text:p>
          </text:list-item>
          <text:list-item>
            <text:p text:style-name="P13">For Water, he can breathe water as easily as air, and will not drown.</text:p>
          </text:list-item>
          <text:list-item>
            <text:p text:style-name="P13">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ODO">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ODO"><text:span text:style-name="Inline_20_Heading">Associations:</text:span> Ego; Strife, Competition, Jealousy; Teamwork, Pride</text:p>
        <text:p text:style-name="TODO"><text:span text:style-name="Inline_20_Heading">Sobriquets:</text:span> The Apple Corps; The Knights of The Five-Sided Temple; Tower-Builders; Taskmasters; Overseers; Offendis</text:p>
        <text:p text:style-name="TODO"><text:span text:style-name="Inline_20_Heading">Concepts:</text:span> leader, warrior, negotiator, courtier, diplomat, foreman, mayo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2"><text:span text:style-name="T21">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2"><text:span text:style-name="T20"/></text:p><text:p text:style-name="P22"><text:span text:style-name="T20">[[[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ext_20_body"><office:annotation><dc:creator>Hugh Greene</dc:creator><dc:date>2010-09-05T15:31:30</dc:date><text:p text:style-name="P22"><text:span text:style-name="T20">John reckons the rules already allow any Exalt to join a SB. <text:s/>I’m not sure from the text and it’s not in the Errata, so I’ve left this in.</text:span></text:p></office:annotation>Members of this Parameta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7" text:outline-level="3">The Division of Might from Will</text:h>
        <text:p text:style-name="TODO">While the 1<text:span text:style-name="T5">st</text:span> Division includes those wondering holy men who inspire strange followings, the 4<text:span text:style-name="T5">th</text:span> division is composed more of those who consciously study mysteries and secrets. <text:s/>They may even run sizable covert organizations or networks.</text:p>
        <text:p text:style-name="Text_20_body"><text:span text:style-name="Inline_20_Heading">Symbol:</text:span> “<text:span text:style-name="T6">✩</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599245841" text:continue-numbering="true" text:style-name="List_20_1">
          <text:list-item>
            <text:p text:style-name="P13">Make her caste mark obvious for one minute, as if the character had spent 8-10 motes of Peripheral Essence. <text:s/>The cast mark shines with the symbol and color of any Maiden the character chooses.</text:p>
          </text:list-item>
          <text:list-item>
            <text:p text:style-name="P13">Know the exact time and date by sensing the position of celestial bodies – or other significant bodies, meaning this ability works in alternate realities such as Malfeas or (insofar as time has meaning there) the Wyld.</text:p>
          </text:list-item>
          <text:list-item>
            <text:p text:style-name="P11"><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ODO">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ODO"><text:span text:style-name="Inline_20_Heading">Sobriquets:</text:span> They Who Stand in the Doorway; Foolish Sages; The Gatekeepers; The Unhinged; Mid-day Shadows</text:p>
        <text:p text:style-name="TODO"><text:span text:style-name="Inline_20_Heading">Concepts:</text:span> shaman, mystic, thief, spy, philosopher, messenger, wizard</text:p>
        <text:p text:style-name="Text_20_body"><text:span text:style-name="Inline_20_Heading">Quote:</text:span> <text:span text:style-name="T9">“Study Demonology with an enemy this Sun-day”</text:span></text:p>
        <text:h text:style-name="P17" text:outline-level="3">The Division of Blood from Stone</text:h>
        <text:p text:style-name="TODO">The Erisians of this Division may seem paradoxical in their love of order, and some gleefully oppose the efforts of other Discordian Exalted; but 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7">⬠</text:span>”, Pentagon</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possibly others such as gossamer, at storyteller discretion. <text:s/></text:span></text:p>
        <text:p text:style-name="Text_20_body"><text:span text:style-name="Inline_20_Heading">Affinity:</text:span> Alchemical</text:p>
        <text:p text:style-name="P20"><text:span text:style-name="Inline_20_Heading"><text:span text:style-name="T14">Anima effects:</text:span></text:span><text:span text:style-name="T14"> </text:span></text:p>
        <text:p text:style-name="P5">Common Alchemical anima effects, at a cost of 1 mote each:</text:p>
        <text:list xml:id="list1293971029" text:continue-numbering="true" text:style-name="List_20_1">
          <text:list-item>
            <text:p text:style-name="P16">Cause her anima banner to flare up to any desired level of display for the rest of the scene.</text:p>
          </text:list-item>
        </text:list>
        <text:p text:style-name="P5">Member of the <text:span text:style-name="TODO_20__28_character_29_">Authority</text:span>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ODO"><text:span text:style-name="Inline_20_Heading">Associations:</text:span> Super-Ego; Grey, Ordered, Controlling; Dogma, Rigidity</text:p>
        <text:p text:style-name="TODO"><text:span text:style-name="Inline_20_Heading">Sobriquets:</text:span> Greys; Bishops of Greyface; The Architects; The Authority; The Unbending Arm; They Who Carve Truth in Stone</text:p>
        <text:p text:style-name="TODO"><text:span text:style-name="Inline_20_Heading">Concepts:</text:span> bureaucrat, judge, blacksmith, vigilante, scholar</text:p>
        <text:p text:style-name="Text_20_body"><text:span text:style-name="Inline_20_Heading">Other rules:</text:span><text:span text:style-name="Inline_20_Heading"><text:span text:style-name="T15"> The cosmetic effects of the </text:span></text:span><text:span text:style-name="TODO_20__28_character_29_"><text:span text:style-name="T15">Greys’</text:span></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7" text:outline-level="3">The 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2">Ø</text:span><text:span text:style-name="T2">”, “</text:span><text:span text:style-name="T7">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878638428" text:continue-numbering="true" text:style-name="List_20_1">
          <text:list-item>
            <text:p text:style-name="P13">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3">Attune her Essence to the emanations of the Underworld for a scene, extending this sixth sense to a radius of (Essence x 100) yards.</text:p>
          </text:list-item>
        </text:list>
        <text:p text:style-name="P6">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2"><text:span text:style-name="T20">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Creativity; Awakening, Reincarnation; Over-eagerness, Excess</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7" text:outline-level="3">The 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7">∆</text:span><text:span text:style-name="T16">”, “</text:span><text:span text:style-name="T7">☖</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852949818" text:continue-numbering="true" text:style-name="List_20_1">
          <text:list-item>
            <text:p text:style-name="P11">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9">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7" text:outline-level="3">The Indivisibles</text:h>
        <text:p text:style-name="Quotations_20__28_short_29_">“Form is emptiness … Emptiness is form …<text:line-break/>One should not think <text:line-break/>that these are two separate things.”</text:p>
        <text:p text:style-name="P4">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4">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ODO"><text:span text:style-name="Inline_20_Heading">Magical Material:</text:span> Gossamer</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5">rd</text:span> Division? <text:s/>Maybe they can inflict temporary mutations on themselves?]</text:p>
        <text:p text:style-name="P2"><text:span text:style-name="Inline_20_Heading">Associations:</text:span> Stories, Imaginatio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7"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394189526" text:continue-numbering="true" text:style-name="List_20_1">
          <text:list-item>
            <text:p text:style-name="P14">Cause his caste mark to glow brightly for a scene (as if the character has spent 4-7 motes of Peripheral Essence). <text:s/>The character may cause any Infernal caste mark to appear.</text:p>
          </text:list-item>
          <text:list-item>
            <text:p text:style-name="P14">Cause his caste mark to clearly illuminate everything within a 10 yard radius for a scene (as if the character has spent 4-7 motes of Peripheral Essence).</text:p>
          </text:list-item>
          <text:list-item>
            <text:p text:style-name="P14">Sense the nearest entry point into the Yozi realm or the nearest pathway that leads to the desert of Cecelyne.</text:p>
          </text:list-item>
        </text:list>
        <text:p text:style-name="P10">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0">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0">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8"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2"><text:span text:style-name="T20">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2"><text:span text:style-name="T20">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2"><text:span text:style-name="T20">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10">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7"><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9">•</text:p>
            </table:table-cell>
            <table:table-cell table:style-name="Table2.A1" office:value-type="string">
              <text:p text:style-name="Table_20_Contents">Provides a single follower.</text:p>
            </table:table-cell>
          </table:table-row>
          <table:table-row>
            <table:table-cell table:style-name="Table2.A2" office:value-type="string">
              <text:p text:style-name="P9">••</text:p>
            </table:table-cell>
            <table:table-cell table:style-name="Table2.A2" office:value-type="string">
              <text:p text:style-name="Table_20_Contents">Provides up to 5 followers.</text:p>
            </table:table-cell>
          </table:table-row>
          <table:table-row>
            <table:table-cell table:style-name="Table2.A1" office:value-type="string">
              <text:p text:style-name="P9">•••</text:p>
            </table:table-cell>
            <table:table-cell table:style-name="Table2.A1" office:value-type="string">
              <text:p text:style-name="Table_20_Contents">Provides 20 followers.</text:p>
            </table:table-cell>
          </table:table-row>
          <table:table-row>
            <table:table-cell table:style-name="Table2.A2" office:value-type="string">
              <text:p text:style-name="P9">••••</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9">•••••</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2"><text:span text:style-name="T20">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ext:soft-page-break/>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7-31T23:29:46</dc:date>
    <meta:editing-duration>P1DT13H49M1S</meta:editing-duration>
    <meta:editing-cycles>48</meta:editing-cycles>
    <meta:generator>OpenOffice.org/3.3$Unix OpenOffice.org_project/330m20$Build-9567</meta:generator>
    <dc:creator>Hugh Greene</dc:creator>
    <meta:document-statistic meta:table-count="1" meta:image-count="1" meta:object-count="0" meta:page-count="21" meta:paragraph-count="312" meta:word-count="10484" meta:character-count="6402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